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8bcf" officeooo:paragraph-rsid="00118bcf"/>
    </style:style>
    <style:style style:name="P2" style:family="paragraph" style:parent-style-name="Standard">
      <style:text-properties officeooo:rsid="00118bcf" officeooo:paragraph-rsid="00328237"/>
    </style:style>
    <style:style style:name="P3" style:family="paragraph" style:parent-style-name="Standard">
      <style:text-properties officeooo:rsid="00199c21" officeooo:paragraph-rsid="0012c430"/>
    </style:style>
    <style:style style:name="P4" style:family="paragraph" style:parent-style-name="Standard">
      <style:text-properties fo:font-size="16pt" style:text-underline-style="solid" style:text-underline-width="auto" style:text-underline-color="font-color" officeooo:rsid="00118bcf" officeooo:paragraph-rsid="00118bcf" style:font-size-asian="16pt" style:font-size-complex="16pt"/>
    </style:style>
    <style:style style:name="P5" style:family="paragraph" style:parent-style-name="Standard">
      <style:text-properties officeooo:rsid="001cca71" officeooo:paragraph-rsid="001cca71"/>
    </style:style>
    <style:style style:name="P6" style:family="paragraph" style:parent-style-name="Standard">
      <style:text-properties officeooo:rsid="001cca71" officeooo:paragraph-rsid="006a5152"/>
    </style:style>
    <style:style style:name="P7" style:family="paragraph" style:parent-style-name="Standard">
      <style:text-properties officeooo:rsid="002926b5" officeooo:paragraph-rsid="002926b5"/>
    </style:style>
    <style:style style:name="P8" style:family="paragraph" style:parent-style-name="Standard">
      <style:text-properties officeooo:rsid="002d9ef5" officeooo:paragraph-rsid="002d9ef5"/>
    </style:style>
    <style:style style:name="P9" style:family="paragraph" style:parent-style-name="Standard">
      <style:text-properties fo:font-size="15pt" fo:font-weight="bold" officeooo:rsid="00118bcf" officeooo:paragraph-rsid="00118bcf" style:font-size-asian="15pt" style:font-weight-asian="bold" style:font-size-complex="15pt" style:font-weight-complex="bold"/>
    </style:style>
    <style:style style:name="P10" style:family="paragraph" style:parent-style-name="Standard">
      <style:text-properties fo:font-weight="normal" officeooo:rsid="001cca71" officeooo:paragraph-rsid="00328237" style:font-weight-asian="normal" style:font-weight-complex="normal"/>
    </style:style>
    <style:style style:name="P11" style:family="paragraph" style:parent-style-name="Standard">
      <style:text-properties fo:font-weight="normal" officeooo:rsid="001cca71" officeooo:paragraph-rsid="0041015c" style:font-weight-asian="normal" style:font-weight-complex="normal"/>
    </style:style>
    <style:style style:name="P12" style:family="paragraph" style:parent-style-name="Standard">
      <style:text-properties fo:font-weight="normal" officeooo:rsid="003e5cd3" officeooo:paragraph-rsid="003e5cd3" style:font-weight-asian="normal" style:font-weight-complex="normal"/>
    </style:style>
    <style:style style:name="P13" style:family="paragraph" style:parent-style-name="Standard">
      <style:text-properties fo:font-weight="bold" officeooo:rsid="00199c21" officeooo:paragraph-rsid="0012c430" style:font-weight-asian="bold" style:font-weight-complex="bold"/>
    </style:style>
    <style:style style:name="P14" style:family="paragraph" style:parent-style-name="Standard">
      <style:text-properties fo:font-weight="bold" officeooo:rsid="001cca71" officeooo:paragraph-rsid="001cca71" style:font-weight-asian="bold" style:font-weight-complex="bold"/>
    </style:style>
    <style:style style:name="P15" style:family="paragraph" style:parent-style-name="Standard">
      <style:text-properties fo:font-weight="bold" officeooo:rsid="001cca71" officeooo:paragraph-rsid="00328237" style:font-weight-asian="bold" style:font-weight-complex="bold"/>
    </style:style>
    <style:style style:name="P16" style:family="paragraph" style:parent-style-name="Standard">
      <style:text-properties fo:font-weight="bold" officeooo:rsid="001d0817" officeooo:paragraph-rsid="001cca71" style:font-weight-asian="bold" style:font-weight-complex="bold"/>
    </style:style>
    <style:style style:name="P17" style:family="paragraph" style:parent-style-name="Standard">
      <style:text-properties fo:font-weight="bold" officeooo:rsid="00241a2f" officeooo:paragraph-rsid="001cca71" style:font-weight-asian="bold" style:font-weight-complex="bold"/>
    </style:style>
    <style:style style:name="P18" style:family="paragraph" style:parent-style-name="Standard">
      <style:text-properties fo:font-weight="bold" officeooo:rsid="00241a2f" officeooo:paragraph-rsid="004f51ae" style:font-weight-asian="bold" style:font-weight-complex="bold"/>
    </style:style>
    <style:style style:name="P19" style:family="paragraph" style:parent-style-name="Standard">
      <style:text-properties fo:font-weight="bold" officeooo:rsid="00241a2f" officeooo:paragraph-rsid="0050de6d" style:font-weight-asian="bold" style:font-weight-complex="bold"/>
    </style:style>
    <style:style style:name="P20" style:family="paragraph" style:parent-style-name="Standard">
      <style:text-properties fo:font-weight="bold" officeooo:rsid="00241a2f" officeooo:paragraph-rsid="0053c04f" style:font-weight-asian="bold" style:font-weight-complex="bold"/>
    </style:style>
    <style:style style:name="P21" style:family="paragraph" style:parent-style-name="Standard">
      <style:text-properties fo:font-weight="bold" officeooo:rsid="002926b5" officeooo:paragraph-rsid="001cca71" style:font-weight-asian="bold" style:font-weight-complex="bold"/>
    </style:style>
    <style:style style:name="P22" style:family="paragraph" style:parent-style-name="Standard">
      <style:text-properties fo:font-weight="bold" officeooo:rsid="002926b5" officeooo:paragraph-rsid="002926b5" style:font-weight-asian="bold" style:font-weight-complex="bold"/>
    </style:style>
    <style:style style:name="P23" style:family="paragraph" style:parent-style-name="Standard">
      <style:text-properties style:text-line-through-style="none" style:text-line-through-type="none" fo:font-weight="bold" officeooo:rsid="002bcf75" officeooo:paragraph-rsid="0012c430" style:font-weight-asian="bold" style:font-weight-complex="bold"/>
    </style:style>
    <style:style style:name="P24" style:family="paragraph" style:parent-style-name="Standard">
      <style:text-properties style:text-line-through-style="none" style:text-line-through-type="none" fo:font-weight="bold" officeooo:rsid="002d9ef5" officeooo:paragraph-rsid="002d9ef5" style:font-weight-asian="bold" style:font-weight-complex="bold"/>
    </style:style>
    <style:style style:name="P25" style:family="paragraph" style:parent-style-name="Standard">
      <style:text-properties fo:font-style="normal" fo:font-weight="normal" officeooo:rsid="00477c42" officeooo:paragraph-rsid="00328237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fo:font-weight="normal" officeooo:rsid="006eda03" officeooo:paragraph-rsid="006eda03" fo:background-color="#fffff0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fo:font-weight="normal" officeooo:rsid="006eda03" officeooo:paragraph-rsid="0079536e" fo:background-color="#fffff0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officeooo:paragraph-rsid="001cca71"/>
    </style:style>
    <style:style style:name="P29" style:family="paragraph" style:parent-style-name="Standard">
      <style:text-properties officeooo:paragraph-rsid="0068d95d"/>
    </style:style>
    <style:style style:name="P30" style:family="paragraph" style:parent-style-name="Standard">
      <style:text-properties officeooo:rsid="006b0e86" officeooo:paragraph-rsid="006b0e86"/>
    </style:style>
    <style:style style:name="P31" style:family="paragraph" style:parent-style-name="Standard">
      <style:text-properties officeooo:rsid="006b0e86" officeooo:paragraph-rsid="006c344e"/>
    </style:style>
    <style:style style:name="P32" style:family="paragraph" style:parent-style-name="Standard">
      <style:text-properties officeooo:rsid="006e6d68" officeooo:paragraph-rsid="006e6d68"/>
    </style:style>
    <style:style style:name="P33" style:family="paragraph" style:parent-style-name="Standard">
      <style:text-properties officeooo:paragraph-rsid="0072643a"/>
    </style:style>
    <style:style style:name="P34" style:family="paragraph" style:parent-style-name="Standard">
      <style:text-properties officeooo:rsid="006e6d68" officeooo:paragraph-rsid="006e6d68" fo:background-color="#fffff0"/>
    </style:style>
    <style:style style:name="P35" style:family="paragraph" style:parent-style-name="Standard">
      <style:text-properties officeooo:rsid="007e536f" officeooo:paragraph-rsid="007e536f" fo:background-color="#fffff0"/>
    </style:style>
    <style:style style:name="P36" style:family="paragraph" style:parent-style-name="Standard">
      <style:text-properties officeooo:rsid="007e536f" officeooo:paragraph-rsid="00857a2a"/>
    </style:style>
    <style:style style:name="P37" style:family="paragraph" style:parent-style-name="Preformatted_20_Text">
      <style:paragraph-properties fo:margin-top="0in" fo:margin-bottom="0.1965in" style:contextual-spacing="false"/>
    </style:style>
    <style:style style:name="P38" style:family="paragraph" style:parent-style-name="Text_20_body">
      <style:paragraph-properties fo:margin-top="0in" fo:margin-bottom="0.1965in" style:contextual-spacing="false"/>
    </style:style>
    <style:style style:name="P39" style:family="paragraph" style:parent-style-name="Text_20_body">
      <style:text-properties officeooo:paragraph-rsid="0068d95d"/>
    </style:style>
    <style:style style:name="P40" style:family="paragraph" style:parent-style-name="Standard">
      <style:text-properties fo:font-weight="bold" officeooo:rsid="00199c21" officeooo:paragraph-rsid="001cca71" style:font-weight-asian="bold" style:font-weight-complex="bold"/>
    </style:style>
    <style:style style:name="P41" style:family="paragraph" style:parent-style-name="Standard">
      <style:text-properties fo:font-weight="bold" officeooo:rsid="005c4230" officeooo:paragraph-rsid="001cca71" style:font-weight-asian="bold" style:font-weight-complex="bold"/>
    </style:style>
    <style:style style:name="P42" style:family="paragraph" style:parent-style-name="Standard">
      <style:text-properties fo:font-weight="bold" officeooo:rsid="006b0e86" officeooo:paragraph-rsid="006b0e86" style:font-weight-asian="bold" style:font-weight-complex="bold"/>
    </style:style>
    <style:style style:name="P43" style:family="paragraph" style:parent-style-name="Standard">
      <style:text-properties fo:font-weight="bold" officeooo:rsid="006c344e" officeooo:paragraph-rsid="006c344e" fo:background-color="#ffff00" style:font-weight-asian="bold" style:font-weight-complex="bold"/>
    </style:style>
    <style:style style:name="P44" style:family="paragraph" style:parent-style-name="Standard">
      <style:text-properties fo:font-weight="normal" officeooo:rsid="005c5211" officeooo:paragraph-rsid="001cca71" style:font-weight-asian="normal" style:font-weight-complex="normal"/>
    </style:style>
    <style:style style:name="P45" style:family="paragraph" style:parent-style-name="Standard">
      <style:text-properties fo:font-weight="normal" officeooo:rsid="005e3a5b" officeooo:paragraph-rsid="001cca71" style:font-weight-asian="normal" style:font-weight-complex="normal"/>
    </style:style>
    <style:style style:name="P46" style:family="paragraph" style:parent-style-name="Standard">
      <style:text-properties fo:font-weight="normal" officeooo:rsid="0053c04f" officeooo:paragraph-rsid="0053c04f" style:font-weight-asian="normal" style:font-weight-complex="normal"/>
    </style:style>
    <style:style style:name="P47" style:family="paragraph" style:parent-style-name="Standard">
      <style:text-properties fo:font-weight="normal" officeooo:rsid="0056d298" officeooo:paragraph-rsid="0053c04f" style:font-weight-asian="normal" style:font-weight-complex="normal"/>
    </style:style>
    <style:style style:name="P48" style:family="paragraph" style:parent-style-name="Standard">
      <style:text-properties fo:font-weight="normal" officeooo:rsid="00852984" officeooo:paragraph-rsid="007e536f" fo:background-color="#fffff0" style:font-weight-asian="normal" style:font-weight-complex="normal"/>
    </style:style>
    <style:style style:name="P49" style:family="paragraph" style:parent-style-name="Standard">
      <style:text-properties fo:font-style="normal" fo:font-weight="normal" officeooo:rsid="006c344e" officeooo:paragraph-rsid="006c344e" fo:background-color="#fffff0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font-style="normal" fo:font-weight="normal" officeooo:rsid="0079536e" officeooo:paragraph-rsid="0072643a" fo:background-color="#fffff0" style:font-style-asian="normal" style:font-weight-asian="normal" style:font-style-complex="normal" style:font-weight-complex="normal"/>
    </style:style>
    <style:style style:name="P51" style:family="paragraph" style:parent-style-name="Text_20_body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c430" style:font-weight-asian="bold" style:font-weight-complex="bold"/>
    </style:style>
    <style:style style:name="T3" style:family="text">
      <style:text-properties fo:font-weight="bold" officeooo:rsid="00199c21" style:font-weight-asian="bold" style:font-weight-complex="bold"/>
    </style:style>
    <style:style style:name="T4" style:family="text">
      <style:text-properties fo:font-weight="bold" officeooo:rsid="001d0817" style:font-weight-asian="bold" style:font-weight-complex="bold"/>
    </style:style>
    <style:style style:name="T5" style:family="text">
      <style:text-properties fo:font-weight="bold" officeooo:rsid="0020e90e" style:font-weight-asian="bold" style:font-weight-complex="bold"/>
    </style:style>
    <style:style style:name="T6" style:family="text">
      <style:text-properties fo:font-weight="bold" officeooo:rsid="00241a2f" style:font-weight-asian="bold" style:font-weight-complex="bold"/>
    </style:style>
    <style:style style:name="T7" style:family="text">
      <style:text-properties fo:font-weight="bold" officeooo:rsid="0024d068" style:font-weight-asian="bold" style:font-weight-complex="bold"/>
    </style:style>
    <style:style style:name="T8" style:family="text">
      <style:text-properties fo:font-weight="bold" officeooo:rsid="002926b5" style:font-weight-asian="bold" style:font-weight-complex="bold"/>
    </style:style>
    <style:style style:name="T9" style:family="text">
      <style:text-properties fo:font-weight="bold" officeooo:rsid="0029c412" style:font-weight-asian="bold" style:font-weight-complex="bold"/>
    </style:style>
    <style:style style:name="T10" style:family="text">
      <style:text-properties fo:font-weight="bold" officeooo:rsid="002a02a9" style:font-weight-asian="bold" style:font-weight-complex="bold"/>
    </style:style>
    <style:style style:name="T11" style:family="text">
      <style:text-properties fo:font-weight="bold" officeooo:rsid="002bce0b" style:font-weight-asian="bold" style:font-weight-complex="bold"/>
    </style:style>
    <style:style style:name="T12" style:family="text">
      <style:text-properties fo:font-weight="bold" officeooo:rsid="0040c715" style:font-weight-asian="bold" style:font-weight-complex="bold"/>
    </style:style>
    <style:style style:name="T13" style:family="text">
      <style:text-properties fo:font-weight="bold" officeooo:rsid="0041015c" style:font-weight-asian="bold" style:font-weight-complex="bold"/>
    </style:style>
    <style:style style:name="T14" style:family="text">
      <style:text-properties fo:font-weight="bold" officeooo:rsid="00477c42" style:font-weight-asian="bold" style:font-weight-complex="bold"/>
    </style:style>
    <style:style style:name="T15" style:family="text">
      <style:text-properties fo:font-weight="bold" officeooo:rsid="005b1260" style:font-weight-asian="bold" style:font-weight-complex="bold"/>
    </style:style>
    <style:style style:name="T16" style:family="text">
      <style:text-properties fo:font-weight="bold" officeooo:rsid="005c4230" style:font-weight-asian="bold" style:font-weight-complex="bold"/>
    </style:style>
    <style:style style:name="T17" style:family="text">
      <style:text-properties fo:font-weight="bold" officeooo:rsid="006a5152" style:font-weight-asian="bold" style:font-weight-complex="bold"/>
    </style:style>
    <style:style style:name="T18" style:family="text">
      <style:text-properties fo:font-weight="bold" officeooo:rsid="006c344e" style:font-weight-asian="bold" style:font-weight-complex="bold"/>
    </style:style>
    <style:style style:name="T19" style:family="text">
      <style:text-properties fo:font-weight="bold" officeooo:rsid="007c6730" style:font-weight-asian="bold" style:font-weight-complex="bold"/>
    </style:style>
    <style:style style:name="T20" style:family="text">
      <style:text-properties fo:font-weight="bold" officeooo:rsid="0083fe62" style:font-weight-asian="bold" style:font-weight-complex="bold"/>
    </style:style>
    <style:style style:name="T21" style:family="text">
      <style:text-properties fo:font-weight="bold" fo:background-color="#ffff00" loext:char-shading-value="0" style:font-weight-asian="bold" style:font-weight-complex="bold"/>
    </style:style>
    <style:style style:name="T22" style:family="text">
      <style:text-properties fo:font-weight="bold" officeooo:rsid="00188d87" fo:background-color="#ffff00" loext:char-shading-value="0" style:font-weight-asian="bold" style:font-weight-complex="bold"/>
    </style:style>
    <style:style style:name="T23" style:family="text">
      <style:text-properties fo:font-weight="bold" officeooo:rsid="00150dde" fo:background-color="#ffff00" loext:char-shading-value="0" style:font-weight-asian="bold" style:font-weight-complex="bold"/>
    </style:style>
    <style:style style:name="T24" style:family="text">
      <style:text-properties fo:font-weight="bold" officeooo:rsid="001b8503" fo:background-color="#ffff00" loext:char-shading-value="0" style:font-weight-asian="bold" style:font-weight-complex="bold"/>
    </style:style>
    <style:style style:name="T25" style:family="text">
      <style:text-properties fo:font-weight="bold" officeooo:rsid="00199c21" fo:background-color="#ffff00" loext:char-shading-value="0" style:font-weight-asian="bold" style:font-weight-complex="bold"/>
    </style:style>
    <style:style style:name="T26" style:family="text">
      <style:text-properties fo:font-weight="bold" officeooo:rsid="00199c21" fo:background-color="#ffff00" loext:char-shading-value="0" style:font-weight-asian="bold" style:font-weight-complex="bold"/>
    </style:style>
    <style:style style:name="T27" style:family="text">
      <style:text-properties fo:font-weight="bold" officeooo:rsid="006c344e" fo:background-color="#ffff00" loext:char-shading-value="0" style:font-weight-asian="bold" style:font-weight-complex="bold"/>
    </style:style>
    <style:style style:name="T28" style:family="text">
      <style:text-properties fo:font-weight="bold" officeooo:rsid="007c6730" fo:background-color="#ffff00" loext:char-shading-value="0" style:font-weight-asian="bold" style:font-weight-complex="bold"/>
    </style:style>
    <style:style style:name="T29" style:family="text">
      <style:text-properties fo:font-weight="bold" officeooo:rsid="00857a2a" fo:background-color="#ffff00" loext:char-shading-value="0" style:font-weight-asian="bold" style:font-weight-complex="bold"/>
    </style:style>
    <style:style style:name="T30" style:family="text">
      <style:text-properties fo:font-weight="bold" officeooo:rsid="0012c430" fo:background-color="#ffff00" loext:char-shading-value="0" style:font-weight-asian="bold" style:font-weight-complex="bold"/>
    </style:style>
    <style:style style:name="T31" style:family="text">
      <style:text-properties fo:font-weight="bold" officeooo:rsid="0012c430" fo:background-color="#ffff00" loext:char-shading-value="0" style:font-weight-asian="bold" style:font-weight-complex="bold"/>
    </style:style>
    <style:style style:name="T32" style:family="text">
      <style:text-properties fo:font-weight="bold" fo:background-color="#fffff0" loext:char-shading-value="0" style:font-weight-asian="bold" style:font-weight-complex="bold"/>
    </style:style>
    <style:style style:name="T33" style:family="text">
      <style:text-properties fo:font-weight="bold" officeooo:rsid="007c6730" fo:background-color="#fffff0" loext:char-shading-value="0" style:font-weight-asian="bold" style:font-weight-complex="bold"/>
    </style:style>
    <style:style style:name="T34" style:family="text">
      <style:text-properties fo:font-weight="bold" officeooo:rsid="00199c21" fo:background-color="#fffff0" loext:char-shading-value="0" style:font-weight-asian="bold" style:font-weight-complex="bold"/>
    </style:style>
    <style:style style:name="T35" style:family="text">
      <style:text-properties fo:font-weight="bold" officeooo:rsid="0012c430" fo:background-color="#fffff0" loext:char-shading-value="0" style:font-weight-asian="bold" style:font-weight-complex="bold"/>
    </style:style>
    <style:style style:name="T36" style:family="text">
      <style:text-properties officeooo:rsid="001d0817"/>
    </style:style>
    <style:style style:name="T37" style:family="text">
      <style:text-properties style:text-line-through-style="none" style:text-line-through-type="none" fo:font-weight="bold" style:font-weight-asian="bold" style:font-weight-complex="bold"/>
    </style:style>
    <style:style style:name="T38" style:family="text">
      <style:text-properties style:text-line-through-style="none" style:text-line-through-type="none" fo:font-weight="bold" officeooo:rsid="002bcf75" style:font-weight-asian="bold" style:font-weight-complex="bold"/>
    </style:style>
    <style:style style:name="T39" style:family="text">
      <style:text-properties style:text-line-through-style="none" style:text-line-through-type="none" style:text-underline-style="solid" style:text-underline-width="auto" style:text-underline-color="font-color" fo:font-weight="normal" officeooo:rsid="0030b7ad" style:font-weight-asian="normal" style:font-weight-complex="normal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weight="normal" officeooo:rsid="001cca71" style:font-weight-asian="normal" style:font-weight-complex="normal"/>
    </style:style>
    <style:style style:name="T42" style:family="text">
      <style:text-properties fo:font-weight="normal" officeooo:rsid="00529950" style:font-weight-asian="normal" style:font-weight-complex="normal"/>
    </style:style>
    <style:style style:name="T43" style:family="text">
      <style:text-properties fo:font-weight="normal" officeooo:rsid="0053c04f" style:font-weight-asian="normal" style:font-weight-complex="normal"/>
    </style:style>
    <style:style style:name="T44" style:family="text">
      <style:text-properties fo:font-weight="normal" officeooo:rsid="0056d298" style:font-weight-asian="normal" style:font-weight-complex="normal"/>
    </style:style>
    <style:style style:name="T45" style:family="text">
      <style:text-properties fo:font-weight="normal" officeooo:rsid="005c4230" style:font-weight-asian="normal" style:font-weight-complex="normal"/>
    </style:style>
    <style:style style:name="T46" style:family="text">
      <style:text-properties fo:font-weight="normal" officeooo:rsid="005c5211" style:font-weight-asian="normal" style:font-weight-complex="normal"/>
    </style:style>
    <style:style style:name="T47" style:family="text">
      <style:text-properties fo:font-weight="normal" officeooo:rsid="005e3a5b" style:font-weight-asian="normal" style:font-weight-complex="normal"/>
    </style:style>
    <style:style style:name="T48" style:family="text">
      <style:text-properties fo:font-weight="normal" officeooo:rsid="005ff46f" style:font-weight-asian="normal" style:font-weight-complex="normal"/>
    </style:style>
    <style:style style:name="T49" style:family="text">
      <style:text-properties fo:font-weight="normal" officeooo:rsid="006c1967" style:font-weight-asian="normal" style:font-weight-complex="normal"/>
    </style:style>
    <style:style style:name="T50" style:family="text">
      <style:text-properties fo:font-weight="normal" officeooo:rsid="006c344e" style:font-weight-asian="normal" style:font-weight-complex="normal"/>
    </style:style>
    <style:style style:name="T51" style:family="text">
      <style:text-properties fo:font-weight="normal" officeooo:rsid="006e6d68" style:font-weight-asian="normal" style:font-weight-complex="normal"/>
    </style:style>
    <style:style style:name="T52" style:family="text">
      <style:text-properties fo:font-weight="normal" officeooo:rsid="0083fe62" style:font-weight-asian="normal" style:font-weight-complex="normal"/>
    </style:style>
    <style:style style:name="T53" style:family="text">
      <style:text-properties fo:font-weight="normal" officeooo:rsid="00852984" style:font-weight-asian="normal" style:font-weight-complex="normal"/>
    </style:style>
    <style:style style:name="T54" style:family="text">
      <style:text-properties style:text-underline-style="solid" style:text-underline-width="auto" style:text-underline-color="font-color"/>
    </style:style>
    <style:style style:name="T55" style:family="text">
      <style:text-properties style:text-underline-style="solid" style:text-underline-width="auto" style:text-underline-color="font-color" officeooo:rsid="0033c405"/>
    </style:style>
    <style:style style:name="T56" style:family="text">
      <style:text-properties style:text-underline-style="solid" style:text-underline-width="auto" style:text-underline-color="font-color" officeooo:rsid="003524ea"/>
    </style:style>
    <style:style style:name="T57" style:family="text">
      <style:text-properties style:text-underline-style="solid" style:text-underline-width="auto" style:text-underline-color="font-color" officeooo:rsid="0036947e"/>
    </style:style>
    <style:style style:name="T58" style:family="text">
      <style:text-properties style:text-underline-style="solid" style:text-underline-width="auto" style:text-underline-color="font-color" officeooo:rsid="003ae72b"/>
    </style:style>
    <style:style style:name="T59" style:family="text">
      <style:text-properties style:text-underline-style="solid" style:text-underline-width="auto" style:text-underline-color="font-color" officeooo:rsid="00408b5c"/>
    </style:style>
    <style:style style:name="T60" style:family="text">
      <style:text-properties style:text-underline-style="solid" style:text-underline-width="auto" style:text-underline-color="font-color" officeooo:rsid="0042888b"/>
    </style:style>
    <style:style style:name="T61" style:family="text">
      <style:text-properties style:text-underline-style="solid" style:text-underline-width="auto" style:text-underline-color="font-color" fo:font-weight="bold" officeooo:rsid="005b1260" style:font-weight-asian="bold" style:font-weight-complex="bold"/>
    </style:style>
    <style:style style:name="T62" style:family="text">
      <style:text-properties officeooo:rsid="00328237"/>
    </style:style>
    <style:style style:name="T63" style:family="text">
      <style:text-properties officeooo:rsid="0033c405"/>
    </style:style>
    <style:style style:name="T64" style:family="text">
      <style:text-properties officeooo:rsid="003524ea"/>
    </style:style>
    <style:style style:name="T65" style:family="text">
      <style:text-properties officeooo:rsid="003ae72b"/>
    </style:style>
    <style:style style:name="T66" style:family="text">
      <style:text-properties officeooo:rsid="00408b5c"/>
    </style:style>
    <style:style style:name="T67" style:family="text">
      <style:text-properties officeooo:rsid="0040c715"/>
    </style:style>
    <style:style style:name="T68" style:family="text">
      <style:text-properties officeooo:rsid="004437b6"/>
    </style:style>
    <style:style style:name="T69" style:family="text">
      <style:text-properties officeooo:rsid="00450f48"/>
    </style:style>
    <style:style style:name="T70" style:family="text">
      <style:text-properties officeooo:rsid="0046fa45"/>
    </style:style>
    <style:style style:name="T71" style:family="text">
      <style:text-properties officeooo:rsid="00477c42"/>
    </style:style>
    <style:style style:name="T72" style:family="text">
      <style:text-properties fo:font-style="italic" officeooo:rsid="00477c42" style:font-style-asian="italic" style:font-style-complex="italic"/>
    </style:style>
    <style:style style:name="T73" style:family="text">
      <style:text-properties fo:font-style="italic" fo:font-weight="bold" officeooo:rsid="00477c42" style:font-style-asian="italic" style:font-weight-asian="bold" style:font-style-complex="italic" style:font-weight-complex="bold"/>
    </style:style>
    <style:style style:name="T74" style:family="text">
      <style:text-properties fo:font-style="normal" officeooo:rsid="00477c42" style:font-style-asian="normal" style:font-style-complex="normal"/>
    </style:style>
    <style:style style:name="T75" style:family="text">
      <style:text-properties fo:font-style="normal" officeooo:rsid="00482273" style:font-style-asian="normal" style:font-style-complex="normal"/>
    </style:style>
    <style:style style:name="T76" style:family="text">
      <style:text-properties fo:font-style="normal" fo:font-weight="bold" officeooo:rsid="00477c42" style:font-style-asian="normal" style:font-weight-asian="bold" style:font-style-complex="normal" style:font-weight-complex="bold"/>
    </style:style>
    <style:style style:name="T77" style:family="text">
      <style:text-properties fo:font-style="normal" fo:font-weight="normal" officeooo:rsid="006eda03" fo:background-color="#fffff0" loext:char-shading-value="0" style:font-style-asian="normal" style:font-weight-asian="normal" style:font-style-complex="normal" style:font-weight-complex="normal"/>
    </style:style>
    <style:style style:name="T78" style:family="text">
      <style:text-properties fo:font-style="normal" fo:font-weight="normal" officeooo:rsid="0079536e" fo:background-color="#fffff0" loext:char-shading-value="0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normal" officeooo:rsid="007ac555" fo:background-color="#fffff0" loext:char-shading-value="0" style:font-style-asian="normal" style:font-weight-asian="normal" style:font-style-complex="normal" style:font-weight-complex="normal"/>
    </style:style>
    <style:style style:name="T80" style:family="text">
      <style:text-properties officeooo:rsid="0024d068"/>
    </style:style>
    <style:style style:name="T81" style:family="text">
      <style:text-properties officeooo:rsid="004f51ae"/>
    </style:style>
    <style:style style:name="T82" style:family="text">
      <style:text-properties officeooo:rsid="0050de6d"/>
    </style:style>
    <style:style style:name="T83" style:family="text">
      <style:text-properties officeooo:rsid="005b1260"/>
    </style:style>
    <style:style style:name="T84" style:family="text">
      <style:text-properties fo:language="es" fo:country="ES" fo:font-weight="bold" officeooo:rsid="005ff46f" style:font-weight-asian="normal" style:font-weight-complex="normal"/>
    </style:style>
    <style:style style:name="T85" style:family="text">
      <style:text-properties fo:language="es" fo:country="ES" fo:font-weight="normal" officeooo:rsid="005ff46f" style:font-weight-asian="normal" style:font-weight-complex="normal"/>
    </style:style>
    <style:style style:name="T86" style:family="text">
      <style:text-properties officeooo:rsid="006a5152"/>
    </style:style>
    <style:style style:name="T87" style:family="text">
      <style:text-properties officeooo:rsid="00705ad5"/>
    </style:style>
    <style:style style:name="T88" style:family="text">
      <style:text-properties fo:font-size="12pt" style:font-size-asian="12pt" style:font-size-complex="12pt"/>
    </style:style>
    <style:style style:name="T89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90" style:family="text">
      <style:text-properties fo:font-size="12pt" style:text-underline-style="none" style:font-size-asian="12pt" style:font-size-complex="12pt"/>
    </style:style>
    <style:style style:name="T91" style:family="text">
      <style:text-properties fo:font-size="12pt" style:text-underline-style="none" officeooo:rsid="00769d05" style:font-size-asian="12pt" style:font-size-complex="12pt"/>
    </style:style>
    <style:style style:name="T92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93" style:family="text">
      <style:text-properties fo:font-size="12pt" style:text-underline-style="none" fo:font-weight="bold" officeooo:rsid="00769d05" style:font-size-asian="12pt" style:font-weight-asian="bold" style:font-size-complex="12pt" style:font-weight-complex="bold"/>
    </style:style>
    <style:style style:name="T94" style:family="text">
      <style:text-properties officeooo:rsid="0079536e"/>
    </style:style>
    <style:style style:name="T95" style:family="text">
      <style:text-properties style:text-position="super 58%" officeooo:rsid="0079536e"/>
    </style:style>
    <style:style style:name="T96" style:family="text">
      <style:text-properties style:text-position="super 58%" fo:font-style="normal" fo:font-weight="normal" officeooo:rsid="0079536e" fo:background-color="#fffff0" loext:char-shading-value="0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Barquisimeto, 10 Septiembre 2024 16:29. </text:p>
      <text:p text:style-name="P9"/>
      <text:p text:style-name="P4">CREAR contenedor docker ‘<text:span text:style-name="T1">adempiere.db.test</text:span>’. </text:p>
      <text:p text:style-name="P1"/>
      <text:p text:style-name="P6"><text:span text:style-name="T1">I.- <text:s/></text:span><text:span text:style-name="T17">Primer Intento</text:span><text:span text:style-name="T86">: <text:s/></text:span></text:p>
      <text:p text:style-name="P6"/>
      <text:p text:style-name="P6"><text:span text:style-name="T3">sudo docker run -d -p </text:span><text:span text:style-name="T25">543</text:span><text:span text:style-name="T22">2</text:span><text:span text:style-name="T25">:5432</text:span><text:span text:style-name="T23">3</text:span><text:span text:style-name="T3"> --name adempiere.db.</text:span><text:span text:style-name="T2">test</text:span><text:span text:style-name="T3"> --network adempiere_network -v </text:span><text:span text:style-name="T25">adempiere_prod_</text:span><text:span text:style-name="T24">test</text:span><text:span text:style-name="T3">:/var/lib/postgresql/data -e POSTGRES_PASSWORD="#f5*%%45)" --restart unless-stopped postgres:14</text:span></text:p>
      <text:p text:style-name="P40"/>
      <text:p text:style-name="P5"><text:span text:style-name="T3"><text:tab/></text:span><text:span text:style-name="T61">NOTA</text:span><text:span text:style-name="T15">: </text:span></text:p>
      <text:p text:style-name="P28"><text:span text:style-name="T15"><text:tab/>* </text:span><text:bookmark text:name="publishing-ports"/><text:a xlink:type="simple" xlink:href="https://docs.docker.com/get-started/docker-concepts/running-containers/publishing-ports/#publishing-ports" text:style-name="Internet_20_link" text:visited-style-name="Visited_20_Internet_20_Link"><text:span text:style-name="T15">Publishing ports</text:span></text:a><text:span text:style-name="T15"> </text:span><text:span text:style-name="T16">(</text:span><text:span text:style-name="T45"> </text:span><text:a xlink:type="simple" xlink:href="https://docs.docker.com/get-started/docker-concepts/running-containers/" text:style-name="Internet_20_link" text:visited-style-name="Visited_20_Internet_20_Link"><text:span text:style-name="T45">https://docs.docker.com/get-started/docker-concepts/running-containers/</text:span></text:a><text:span text:style-name="T45"> <text:tab/>publishing-ports/ </text:span><text:span text:style-name="T16">):</text:span></text:p>
      <text:p text:style-name="P44"/>
      <text:p text:style-name="P28"><text:span text:style-name="T46"><text:tab/></text:span><text:span text:style-name="T47">Ejemplo: ‘docker run -d -p HOST_PORT:CONTAINER_PORT nginx‘ <text:s text:c="3"/></text:span></text:p>
      <text:p text:style-name="P45"/>
      <text:p text:style-name="P28"><text:span text:style-name="T47"><text:tab/>-</text:span><text:span text:style-name="T48">» </text:span><text:span text:style-name="Source_20_Text"><text:span text:style-name="T48">HOST_PORT</text:span></text:span><text:span text:style-name="T48">: The port number on your host machine where you want to receive traffic</text:span></text:p>
      <text:list xml:id="list817048519" text:style-name="L1">
        <text:list-header>
          <text:p text:style-name="P51"><text:span text:style-name="Source_20_Text"><text:s text:c="2"/>CONTAINER_PORT</text:span>: The port number within the container that's listening for connections</text:p>
        </text:list-header>
      </text:list>
      <text:p text:style-name="P28"><text:span text:style-name="T48"><text:tab/></text:span><text:span text:style-name="T84">5432</text:span><text:span text:style-name="T85"> – Este es el puerto PostgreSQL por defecto.</text:span></text:p>
      <text:p text:style-name="P45"/>
      <text:p text:style-name="P28"><text:span text:style-name="T16"><text:tab/></text:span><text:a xlink:type="simple" xlink:href="https://es.stackoverflow.com/questions/166166/como-mapear-otro-puerto-aun-cotenedor-existente" text:style-name="Internet_20_link" text:visited-style-name="Visited_20_Internet_20_Link"><text:span text:style-name="T16">¿como mapear otro puerto aun cotenedor existente?</text:span></text:a></text:p>
      <text:p text:style-name="P41"><text:tab/></text:p>
      <text:p text:style-name="P29"><text:span text:style-name="T15"><text:s/><text:tab/>Tienes dos formas, si estas corriendo docker con </text:span><text:span text:style-name="Strong_20_Emphasis"><text:span text:style-name="T83">docker run</text:span></text:span><text:span text:style-name="T15"> con </text:span><text:span text:style-name="Strong_20_Emphasis"><text:span text:style-name="T83">-p</text:span></text:span><text:span text:style-name="T15"> puedes mapear todos <text:tab/>los puertos que quieras, ejemplo: </text:span><text:span text:style-name="Strong_20_Emphasis"><text:span text:style-name="T83">docker run -p 8080:80 -p 10000:10000 </text:span></text:span></text:p>
      <text:p text:style-name="Text_20_body"><text:tab/>Si estar corriendo desde un docker-file:</text:p>
      <text:p text:style-name="Preformatted_20_Text"><text:span text:style-name="Source_20_Text"><text:tab/>version: "3.2"</text:span></text:p>
      <text:p text:style-name="Preformatted_20_Text"><text:span text:style-name="Source_20_Text"><text:tab/>services:</text:span></text:p>
      <text:p text:style-name="Preformatted_20_Text"><text:span text:style-name="Source_20_Text"><text:tab/> <text:s/>nginx:</text:span></text:p>
      <text:p text:style-name="Preformatted_20_Text"><text:span text:style-name="Source_20_Text"><text:tab/> <text:s text:c="5"/>image: nginx:latest <text:s text:c="9"/></text:span></text:p>
      <text:p text:style-name="Preformatted_20_Text"><text:span text:style-name="Source_20_Text"><text:tab/> <text:s text:c="5"/>ports:</text:span></text:p>
      <text:p text:style-name="Preformatted_20_Text"><text:span text:style-name="Source_20_Text"><text:tab/> <text:s text:c="7"/>- "8080:80"</text:span></text:p>
      <text:p text:style-name="P37"><text:span text:style-name="Source_20_Text"><text:tab/> <text:s text:c="7"/>- "10000:10000"</text:span></text:p>
      <text:p text:style-name="P39"><text:tab/><text:span text:style-name="T21">Tienes que detener el container y volverlo a crear.</text:span></text:p>
      <text:p text:style-name="P30"><text:span text:style-name="T15">I</text:span><text:span text:style-name="T1">I. 2do Intento.</text:span></text:p>
      <text:p text:style-name="P42"><text:tab/></text:p>
      <text:p text:style-name="P30"><text:span text:style-name="T40"><text:tab/></text:span><text:span text:style-name="T49">En el Ier intento se genero un conflicto a intercambiar el puerto expuesto en el Host-machine. </text:span></text:p>
      <text:p text:style-name="P31"><text:span text:style-name="T49"><text:tab/><text:tab/></text:span><text:span text:style-name="T50">( error: <text:s/>... </text:span><text:span text:style-name="T3">d -p </text:span><text:span text:style-name="T25">543</text:span><text:span text:style-name="T22">2</text:span><text:span text:style-name="T25">:5432</text:span><text:span text:style-name="T23">3 </text:span><text:span text:style-name="T27">)</text:span></text:p>
      <text:p text:style-name="P43"/>
      <text:p text:style-name="P30"><text:span text:style-name="T49"><text:tab/>** Se va a coregir intercambiando los puertos pero r</text:span><text:span text:style-name="T51">eutilizando</text:span><text:span text:style-name="T49"> el Volumen del Contenedor <text:s/>ya <text:tab/>creado donde c han llevado a cabo todas las transformaciones. </text:span></text:p>
      <text:p text:style-name="P31"><text:span text:style-name="T49"><text:s text:c="23"/></text:span><text:span text:style-name="T50">( corregir: … <text:s/></text:span><text:span text:style-name="T3">d -p </text:span><text:span text:style-name="T25">543</text:span><text:span text:style-name="T22">2</text:span><text:span text:style-name="T27">3</text:span><text:span text:style-name="T25">:5432 </text:span><text:span text:style-name="T27">) </text:span></text:p>
      <text:p text:style-name="P49"><text:tab/></text:p>
      <text:p text:style-name="P27"><text:tab/><text:span text:style-name="T1">NOTAS</text:span> </text:p>
      <text:p text:style-name="P27"><text:span text:style-name="T94"><text:tab/><text:tab/>doc</text:span><text:span text:style-name="T95">1</text:span><text:span text:style-name="T94">: </text:span><text:a xlink:type="simple" xlink:href="https://www.swhosting.com/es/comunidad/manual/como-eliminar-imagenes-" text:style-name="Internet_20_link" text:visited-style-name="Visited_20_Internet_20_Link"><text:span text:style-name="T87">https://www.swhosting.com/es/comunidad/manual/como-eliminar-imagenes-</text:span></text:a><text:span text:style-name="T87"><text:tab/><text:tab/><text:tab/>contenedores-y-volumenes-de-docker</text:span></text:p>
      <text:p text:style-name="P26"/>
      <text:p text:style-name="P33"><text:soft-page-break/><text:span text:style-name="T77"><text:tab/> <text:s/></text:span><text:span text:style-name="T78">doc</text:span><text:span text:style-name="T96">2</text:span><text:span text:style-name="T78">: Utiliza Volúmenes para Gestionar Datos Persistentes con Docker Compose: </text:span></text:p>
      <text:p text:style-name="P33"><text:span text:style-name="T78"><text:tab/><text:tab/>-</text:span><text:span text:style-name="T79">» </text:span><text:a xlink:type="simple" xlink:href="https://kinsta.com/es/blog/volumenes-docker-compose/" text:style-name="Internet_20_link" text:visited-style-name="Visited_20_Internet_20_Link"><text:span text:style-name="T79">https://kinsta.com/es/blog/volumenes-docker-compose/</text:span></text:a><text:span text:style-name="T79"> </text:span></text:p>
      <text:p text:style-name="P50"><text:s/></text:p>
      <text:p text:style-name="P33"><text:span text:style-name="T77"><text:tab/>- <text:s/></text:span><text:span text:style-name="Source_20_Text">docker stop &lt;container_id&gt;</text:span></text:p>
      <text:p text:style-name="P37"><text:span text:style-name="Source_20_Text"><text:tab/>- </text:span><text:span text:style-name="Source_20_Text"><text:span text:style-name="T88">docker rm &lt;container_id&gt;</text:span></text:span></text:p>
      <text:p text:style-name="P38"><text:span text:style-name="Source_20_Text"><text:span text:style-name="T92"><text:tab/>Listar los volúmenes de Docker</text:span></text:span><text:span text:style-name="Source_20_Text"><text:span text:style-name="T88">: </text:span></text:span></text:p>
      <text:p text:style-name="P37"><text:span text:style-name="Source_20_Text"><text:span text:style-name="T88"><text:tab/>docker volume ls</text:span></text:span></text:p>
      <text:p text:style-name="P38"><text:span text:style-name="Source_20_Text"><text:span text:style-name="T91"><text:tab/></text:span></text:span><text:span text:style-name="Source_20_Text"><text:span text:style-name="T93">E</text:span></text:span><text:span text:style-name="Source_20_Text"><text:span text:style-name="T92">liminar un volumen de Docker</text:span></text:span><text:span text:style-name="Source_20_Text"><text:span text:style-name="T90">:</text:span></text:span><text:span text:style-name="Source_20_Text"><text:span text:style-name="T89"> </text:span></text:span></text:p>
      <text:p text:style-name="P37"><text:span text:style-name="Source_20_Text"><text:span text:style-name="T88"><text:tab/>docker volume rm &lt;volume_name&gt;</text:span></text:span></text:p>
      <text:p text:style-name="P32"><text:span text:style-name="T27">,...</text:span><text:span text:style-name="T28">2do Intento</text:span><text:span text:style-name="T33">: </text:span></text:p>
      <text:p text:style-name="P34"><text:span text:style-name="T19"><text:tab/></text:span><text:span text:style-name="T18"><text:tab/><text:tab/></text:span></text:p>
      <text:p text:style-name="P35"><text:span text:style-name="T18">s</text:span><text:span text:style-name="T1">udo docker rm adempiere.db.test <text:s/></text:span></text:p>
      <text:p text:style-name="P35"><text:span text:style-name="T20"><text:tab/>-» Nota: </text:span><text:span text:style-name="T52">el volumen ‘adempiere_prod_test’ </text:span><text:span text:style-name="T53">persiste en el dico y lo vamos a reutilizar. </text:span></text:p>
      <text:p text:style-name="P48"/>
      <text:p text:style-name="P36"><text:span text:style-name="T32"><text:tab/></text:span><text:span text:style-name="T34">sudo docker run -d -p </text:span><text:span text:style-name="T25">543</text:span><text:span text:style-name="T22">2</text:span><text:span text:style-name="T29">3</text:span><text:span text:style-name="T25">:5432</text:span><text:span text:style-name="T34"> --name </text:span><text:span text:style-name="T26">adempiere-db-</text:span><text:span text:style-name="T31">test</text:span><text:span text:style-name="T34"> --network <text:tab/>adempiere_network -v </text:span><text:span text:style-name="T25">adempiere_prod_</text:span><text:span text:style-name="T24">test</text:span><text:span text:style-name="T34">:/var/lib/postgresql/data -e <text:tab/>POSTGRES_PASSWORD="#f5*%%45)" --restart unless-stopped postgres:14</text:span></text:p>
      <text:p text:style-name="P13"/>
      <text:p text:style-name="P14">- sudo docker exec -it adempiere.db.test bash</text:p>
      <text:p text:style-name="P14"/>
      <text:p text:style-name="P14">- su postgres</text:p>
      <text:p text:style-name="P14"/>
      <text:p text:style-name="P5"><text:span text:style-name="T1">- </text:span><text:span text:style-name="T4">psql</text:span></text:p>
      <text:p text:style-name="P16"/>
      <text:p text:style-name="P14">- CREATE DATABASE "DDH";</text:p>
      <text:p text:style-name="P5"><text:span text:style-name="T1"><text:tab/>-</text:span><text:span text:style-name="T5">» CREATE DATABASE</text:span></text:p>
      <text:p text:style-name="P14">- CREATE USER adempiere WITH PASSWORD 'adempiereTest'; <text:s/></text:p>
      <text:p text:style-name="P5"><text:span text:style-name="T1"><text:tab/>-</text:span><text:span text:style-name="T5">» CREATE ROLE</text:span></text:p>
      <text:p text:style-name="P14">- <text:s/>GRANT ALL PRIVILEGES ON DATABASE "DDH" TO adempiere;</text:p>
      <text:p text:style-name="P5"><text:span text:style-name="T1"><text:tab/>-</text:span><text:span text:style-name="T6">» <text:s/>GRANT </text:span></text:p>
      <text:p text:style-name="P17">- ALTER ROLE adempiere WITH SUPERUSER;</text:p>
      <text:p text:style-name="P5"><text:span text:style-name="T6"><text:tab/>-</text:span><text:span text:style-name="T7">» ALTER ROLE </text:span></text:p>
      <text:p text:style-name="P18"><text:span text:style-name="T80">- ALTER ROLE adempiere WITH </text:span><text:span text:style-name="T81">CREATEDB</text:span><text:span text:style-name="T80">;</text:span></text:p>
      <text:p text:style-name="P19"><text:tab/>-<text:span text:style-name="T82">» </text:span><text:span text:style-name="T80">ALTER ROLE</text:span></text:p>
      <text:p text:style-name="P18"><text:span text:style-name="T80">- ALTER ROLE adempiere WITH </text:span><text:span text:style-name="T81">CREATEROLE</text:span><text:span text:style-name="T80">;</text:span></text:p>
      <text:p text:style-name="P19"><text:tab/>-<text:span text:style-name="T82">» </text:span><text:span text:style-name="T80">ALTER ROLE</text:span></text:p>
      <text:p text:style-name="P19"><text:tab/><text:span text:style-name="T42">check ..# \du <text:s/></text:span></text:p>
      <text:p text:style-name="P20"><text:span text:style-name="T42"><text:tab/>-</text:span><text:span text:style-name="T43">» adempiere | Superuser, Create role, Create DB <text:s text:c="25"/>| {}</text:span></text:p>
      <text:p text:style-name="P46"><text:s text:c="16"/>postgres <text:s text:c="4"/>| Superuser, Create role, Create DB, Replication, Bypass RLS | {}</text:p>
      <text:p text:style-name="P20"><text:span text:style-name="T43"><text:tab/></text:span><text:span text:style-name="T44">cambiar contraseña usuario ‘adempiere’: </text:span></text:p>
      <text:p text:style-name="P47"><text:tab/>ALTER USER adempiere WITH PASSWORD 'adempiereTest';</text:p>
      <text:p text:style-name="P47"><text:tab/>-» ALTER ROLE</text:p>
      <text:p text:style-name="P46"/>
      <text:p text:style-name="P5"><text:soft-page-break/><text:span text:style-name="T7">- </text:span><text:span text:style-name="T8">exit exit</text:span></text:p>
      <text:p text:style-name="P21"/>
      <text:p text:style-name="P7"><text:span text:style-name="T1">II.- </text:span><text:span text:style-name="T9">( RESTORE ) </text:span></text:p>
      <text:p text:style-name="P22"/>
      <text:p text:style-name="P5"><text:span text:style-name="T1">- </text:span><text:span text:style-name="T10">cat dump-DDH-11.09.2024.sql | sudo docker exec -i </text:span><text:span text:style-name="T11">adempiere.db.test psql -U adempeiere -d DDH</text:span></text:p>
      <text:p text:style-name="P3"><text:span text:style-name="T1"><text:tab/></text:span><text:span text:style-name="T38">» Eeeeeexiiiitoooooo !! en Bqto: 11-09-2024 09:07. <text:s text:c="2"/></text:span></text:p>
      <text:p text:style-name="P23"/>
      <text:p text:style-name="P8"><text:span text:style-name="T38">T</text:span><text:span text:style-name="T37">esting: …</text:span></text:p>
      <text:p text:style-name="P24"/>
      <text:p text:style-name="P8"><text:span text:style-name="T37"><text:tab/>- </text:span><text:span text:style-name="T39">Conectarse directamente desde el contenedor docker </text:span></text:p>
      <text:p text:style-name="P2"><text:tab/><text:span text:style-name="T41">- sudo docker exec -it adempiere.db.test bash</text:span></text:p>
      <text:p text:style-name="P10"><text:tab/>- su postgres</text:p>
      <text:p text:style-name="P10"><text:tab/>- <text:span text:style-name="T36">psql …</text:span></text:p>
      <text:p text:style-name="P10"><text:span text:style-name="T36"><text:tab/>/ </text:span><text:span text:style-name="T62">psql -U adempiere -d DDH</text:span></text:p>
      <text:p text:style-name="P10"/>
      <text:p text:style-name="P10"><text:tab/><text:span text:style-name="T55">REMIND this:</text:span><text:span text:style-name="T63"> </text:span></text:p>
      <text:p text:style-name="P10"><text:tab/>- \l : Show Databases,</text:p>
      <text:p text:style-name="P10"><text:s text:c="4"/><text:tab/>- \du : Show usuarios</text:p>
      <text:p text:style-name="P10"><text:tab/>- \dt : Show tables de una BD.</text:p>
      <text:p text:style-name="P10"/>
      <text:p text:style-name="P12"><text:tab/><text:span text:style-name="T54">PROBLEM al acceder</text:span> : </text:p>
      <text:p text:style-name="P12"/>
      <text:p text:style-name="P12"><text:tab/><text:tab/>“Connection to 192.168.1.2:54323 refused. Check that the hostname and port are correct <text:tab/><text:tab/> <text:s/>and that the postmaster is accepting TCP/IP connections.”</text:p>
      <text:p text:style-name="P12"/>
      <text:p text:style-name="P10"/>
      <text:p text:style-name="P10"><text:s text:c="12"/><text:span text:style-name="T59">SOLUCION</text:span><text:span text:style-name="T66">: </text:span></text:p>
      <text:p text:style-name="P10"/>
      <text:p text:style-name="P10"><text:tab/><text:span text:style-name="T58">Ubicado en el contenedor</text:span><text:span text:style-name="T65"> : ./var/lib/postgresql/data/pg_hba.conf </text:span></text:p>
      <text:p text:style-name="P10"/>
      <text:p text:style-name="P10"><text:tab/><text:span text:style-name="T60">Check </text:span><text:span text:style-name="T64">O</text:span><text:span text:style-name="T56">riginalmente </text:span><text:span text:style-name="T57">la permisologia </text:span><text:span text:style-name="T56">asi</text:span><text:span text:style-name="T64"> <text:s/>👇: <text:s text:c="2"/></text:span></text:p>
      <text:p text:style-name="P10"><text:tab/></text:p>
      <text:p text:style-name="P10"><text:tab/>-rw------- 1 root root <text:s/>4847 abr 26 08:20 <text:span text:style-name="T1">pg_hba.conf</text:span></text:p>
      <text:p text:style-name="P10"><text:span text:style-name="T1"><text:tab/><text:tab/></text:span><text:span text:style-name="T12">-» </text:span><text:span text:style-name="T67">ajustar linea : #host all all all scram-sha-256</text:span></text:p>
      <text:p text:style-name="P10"><text:tab/><text:tab/><text:tab/> <text:s text:c="7"/><text:tab/> <text:s text:c="3"/>host all all all md5</text:p>
      <text:p text:style-name="P10"><text:tab/><text:tab/>- sudo docker cp ./pg_hba.conf adempiere.db.test:/var/lib/postgresql/data</text:p>
      <text:p text:style-name="P10"/>
      <text:p text:style-name="P10"><text:tab/><text:tab/>-<text:span text:style-name="T69">» </text:span>Successfully copied 6.66kB to adempiere.db.test:/var/lib/postgresql/data</text:p>
      <text:p text:style-name="P10"/>
      <text:p text:style-name="P10"><text:tab/>-rw------- 1 root root 28898 abr 26 08:55 <text:span text:style-name="T1">postgresql.conf</text:span></text:p>
      <text:p text:style-name="P11"><text:span text:style-name="T1"><text:tab/><text:tab/>-</text:span><text:span text:style-name="T13">» </text:span><text:span text:style-name="T12"><text:s/></text:span><text:span text:style-name="T67">ajustar linea: #password_encryption = scram-sha-256<text:tab/># scram-sha-256 or md5</text:span></text:p>
      <text:p text:style-name="P11"><text:tab/><text:tab/><text:tab/> <text:s text:c="14"/>password_encryption = md5 <text:s text:c="14"/># Bqto: <text:span text:style-name="T68">11</text:span>-0<text:span text:style-name="T68">9</text:span>-2024. <text:s text:c="2"/></text:p>
      <text:p text:style-name="P11"><text:tab/><text:tab/>- sudo docker cp ./postgresql.conf adempiere.db.test:/var/lib/postgresql/data</text:p>
      <text:p text:style-name="P11"/>
      <text:p text:style-name="P11"><text:tab/><text:tab/>-<text:span text:style-name="T70">» </text:span>Successfully copied 30.7kB to adempiere.db.test:/var/lib/postgresql/data</text:p>
      <text:p text:style-name="P11"/>
      <text:p text:style-name="P10"><text:span text:style-name="T1"><text:tab/></text:span><text:span text:style-name="T14">Check: </text:span><text:span text:style-name="T71">estos archivos fueron modificados y estan ubicados en el Servidor </text:span><text:span text:style-name="T14">HP8300E</text:span><text:span text:style-name="T71"> en la <text:tab/>carpeta: </text:span><text:span text:style-name="T72">t</text:span><text:span text:style-name="T73">emp</text:span><text:span text:style-name="T76">/postgreSQL/ </text:span><text:span text:style-name="T74">… </text:span></text:p>
      <text:p text:style-name="P25"><text:soft-page-break/></text:p>
      <text:p text:style-name="P10"><text:span text:style-name="T74"><text:tab/></text:span><text:span text:style-name="T75">por ultimo, <text:s/>sudo docker restart adempiere.db.test </text:span></text:p>
      <text:p text:style-name="P25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0T16:28:55.542536807</meta:creation-date>
    <dc:date>2024-09-11T15:36:55.866148763</dc:date>
    <meta:editing-duration>PT22H28M7S</meta:editing-duration>
    <meta:editing-cycles>101</meta:editing-cycles>
    <meta:generator>LibreOffice/7.0.4.2$Linux_X86_64 LibreOffice_project/00$Build-2</meta:generator>
    <meta:document-statistic meta:table-count="0" meta:image-count="0" meta:object-count="0" meta:page-count="4" meta:paragraph-count="98" meta:word-count="593" meta:character-count="4562" meta:non-whitespace-character-count="3737"/>
  </office:meta>
</office:document-meta>
</file>